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4" style:family="paragraph" style:parent-style-name="Standard" style:list-style-name="L2">
      <style:text-properties style:text-underline-style="none" fo:font-weight="bold" style:font-weight-asian="bold" style:font-weight-complex="bold"/>
    </style:style>
    <style:style style:name="P5" style:family="paragraph" style:parent-style-name="Standard" style:list-style-name="L3">
      <style:text-properties style:text-underline-style="none" fo:font-weight="bold" style:font-weight-asian="bold" style:font-weight-complex="bold"/>
    </style:style>
    <style:style style:name="P6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IC:</text:p>
      <text:p text:style-name="Standard"/>
      <text:p text:style-name="P1">Class Player:</text:p>
      <text:p text:style-name="P2"><text:span text:style-name="T1">Properties:</text:span></text:p>
      <text:list xml:id="list3286533007085214907" text:style-name="L3">
        <text:list-item>
          <text:p text:style-name="P5"><text:span text:style-name="T1">X, Y</text:span></text:p>
        </text:list-item>
        <text:list-item>
          <text:p text:style-name="P5"><text:span text:style-name="T1">Direction (left, right, up, down)</text:span></text:p>
        </text:list-item>
        <text:list-item>
          <text:p text:style-name="P5"><text:span text:style-name="T1">Action (walking, running, standing)</text:span></text:p>
        </text:list-item>
        <text:list-item>
          <text:p text:style-name="P5"><text:span text:style-name="T1">Move Bit(0, 1) </text:span><text:span text:style-name="T2">(bit is flipped in conjunction with walking/running images)</text:span></text:p>
        </text:list-item>
        <text:list-item>
          <text:p text:style-name="P6">State(Direction, Action)</text:p>
        </text:list-item>
      </text:list>
      <text:p text:style-name="Standard"/>
      <text:p text:style-name="P2"><text:span text:style-name="T1">Functions:</text:span></text:p>
      <text:list xml:id="list294527970046930763" text:style-name="L2">
        <text:list-item>
          <text:p text:style-name="P4"><text:span text:style-name="T1">updateState(state)</text:span></text:p>
        </text:list-item>
        <text:list-item>
          <text:p text:style-name="P4"><text:span text:style-name="T1">updatePosition(delta_x, delta_y)</text:span></text:p>
        </text:list-item>
        <text:list-item>
          <text:p text:style-name="P4"><text:span text:style-name="T1">inBounds(location, delta_x, delta_y): checks if next move is in bounds</text:span></text:p>
        </text:list-item>
      </text:list>
      <text:p text:style-name="Standard"/>
      <text:p text:style-name="Standard">GRAPHICS:</text:p>
      <text:p text:style-name="Standard"/>
      <text:p text:style-name="P1">Class Player:</text:p>
      <text:p text:style-name="P2"><text:span text:style-name="T1">Properties:</text:span></text:p>
      <text:list xml:id="list35824084" text:continue-list="list3286533007085214907" text:style-name="L3">
        <text:list-item>
          <text:p text:style-name="P5"><text:span text:style-name="T1">Scale</text:span></text:p>
        </text:list-item>
      </text:list>
      <text:list xml:id="list1827986734571680062" text:style-name="L1">
        <text:list-item>
          <text:p text:style-name="P3"><text:span text:style-name="T1">Source Images (dictionary)</text:span></text:p>
          <text:list>
            <text:list-item>
              <text:p text:style-name="P3"><text:span text:style-name="T1">Standing (1 x 4)</text:span></text:p>
            </text:list-item>
            <text:list-item>
              <text:p text:style-name="P3"><text:span text:style-name="T1">Walking (2 x 4) (list of tuples)</text:span></text:p>
            </text:list-item>
            <text:list-item>
              <text:p text:style-name="P3"><text:span text:style-name="T1">Running (2 x 4) (list of tuples)</text:span></text:p>
            </text:list-item>
          </text:list>
        </text:list-item>
        <text:list-item>
          <text:p text:style-name="P3"><text:span text:style-name="T1">Scaled Images (replica of source images)</text:span></text:p>
        </text:list-item>
      </text:list>
      <text:p text:style-name="P2"><text:span text:style-name="T1"/></text:p>
      <text:p text:style-name="P2"><text:span text:style-name="T1">Functions:</text:span></text:p>
      <text:list xml:id="list35820411" text:continue-list="list294527970046930763" text:style-name="L2">
        <text:list-item>
          <text:p text:style-name="P4"><text:span text:style-name="T1">scaleImage(scale): returns scaled image</text:span></text:p>
        </text:list-item>
        <text:list-item>
          <text:p text:style-name="P4"><text:span text:style-name="T1">rescaleImages(scale=default_scale): calls scaleImage for all images and saves scaled images</text:span></text:p>
        </text:list-item>
        <text:list-item>
          <text:p text:style-name="P4"><text:span text:style-name="T1">getMovingFrame(State, Bit)</text:span></text:p>
        </text:list-item>
        <text:list-item>
          <text:p text:style-name="P4"><text:span text:style-name="T1">getStandingFrame(Stat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8-02T09:46:39.81</meta:creation-date>
    <meta:generator>OpenOffice/4.1.14$Win32 OpenOffice.org_project/4114m1$Build-9811</meta:generator>
    <dc:date>2023-08-02T15:57:31.46</dc:date>
    <meta:editing-duration>PT6H10M52S</meta:editing-duration>
    <meta:editing-cycles>2</meta:editing-cycles>
    <meta:document-statistic meta:table-count="0" meta:image-count="0" meta:object-count="0" meta:page-count="1" meta:paragraph-count="26" meta:word-count="110" meta:character-count="721"/>
  </office:meta>
</office:document-meta>
</file>